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 tend a se généraliser sur l’ensemble du territoire</text:p>
      <text:p text:style-name="Standard">En métropole au moins, c’est a dire Lille Strasbourg, bordeaux envisage la vignette, Lyon Grenoble l’ont déjà, Lille aussi.</text:p>
      <text:p text:style-name="Standard">Lille ouai, il y a une circulaire de Ségolene Royal qui date de janvier qui demande à tous les préfets de France d’appliquer et de mettre en place les mesures pour que les gens aient la vignette. Pourquoi ? Parce que justement les villes dont vient de parler Pierre Olivier sont candidates pour devenir des zones à circulation restreinte. Donc dans ces villes là, toute l’année, qu’il y ait un pic de pollution ou pas, vous serez obligé d’avoir la vignette pour circuler. Donc ça c’est l’exemple de Paris, Grenoble, effectivement et toutes les autres villes qui viennent de s’y mettre. Il y a une deuxième phase qui peut être aussi en même temps que la zone à circulation restreinte, c’est la circulation différentiée qui va être mise en place à la place de la circulation alternée. Aujourd’hui dans les villes c’est : s’il y a un pic de pollution, voiture paire vous avez le droit de circuler voiture impaire vous n’avez pas le droit, et vice versa. Là on s’appuiera sur la vignette, c’est à dire que le préfet dira « voila il y a un pic de pollution donc tout le monde doit avoir une vignette et les vignettes de 1 à 3 ont le droit de circuler, les autres vous n’avez plus le droit de circuler ». Et donc à partir de ce moment là, c’est soit vous êtes dans une zone à circulation restreinte, c’est toute l’année, pic de pollution ou pas, vous avez besoin de votre vignette. Ou alors, le prefet peut en plus, comme à paris, décider que seulement les deux premières vignettes ont le droit de circuler et sinon, toutes les autres villes de France, c’est là ou les gens se disent c’est que Paris Grenoble, Toutes <text:s/>les villes de France, en fonction des décisions préfectorales pourront se voir imposer des zones de circulation différenciée donc les jours de pollution on dira seules telles et telles vignettes pourront circuler. Donc il y a les deux situations mais surtout ça va s’appliquer à l’ensemble des conducteurs français, sur l’ensemble du territoire métropolitain. Donc il faut bien prendre ça en compte, ça ne va pas s’appliquer que dans les grandes villes mais dans tout le territoire.</text:p>
      <text:p text:style-name="Standard"/>
      <text:p text:style-name="Standard">***** Impact de crit’air sur la pollution *****</text:p>
      <text:p text:style-name="Standard"/>
      <text:p text:style-name="Standard">C’est trop récent pour pouvoir donner un jugement précis, et là non, personnellement je n’ai pas vu de chiffres.</text:p>
      <text:p text:style-name="Standard">Effectivement c’est trop récent. Après on a vu que quand il y a eu des pics de pollution en décembre 2016 à Paris, malheureusement, la pollution ça l’a faite diminuer de 10 % alors qu’il y avait la moitié des véhicules qui ne circulaient pas. Donc une fois de plus ça montre que c’est très bien de lutter contre la pollution automobile mais d’une part on ne met pas en avant des solutions qui permettent de moins polluer et d’autre part on ne lutte pas contre les autres facteurs emetteurs de polluants. Si comme la circulation restreinte on appliquait des mesures sur d’autres secteurs, peut-être qu’il y aurait une baisse de la pollution qui serait beaucoup plus drastique et ça permettrait d’avoir un effort. Le deuxième point qui est très très important et qu’il faut bien avoir en tête c’est que : on a l’impression que depuis quelques années il y a un nombre de pic de pollution beaucoup plus important qu’avant et en fait la seule réponse c’est qu’on a baissé les seuils. Donc il n’y a pas plus de pollution d’une manière générale qu’il y a 2 5 ou 10 ans, c’est juste qu’on a décidé de baisser les seuils à partir desquels se déclenchent les pics de pollution. Et à partir du moment où vous baisser un seuil, forcément il est plus rapidement atteint qu’avant. C’est pour ça que ces dernieres annees il y a plus de pic de pollution qu’avant.</text:p>
      <text:p text:style-name="Standard"/>
      <text:p text:style-name="Standard">*** je reviens sur les pics de pollution de décembre : comment sont sensibilisés les automobilistes *** </text:p>
      <text:p text:style-name="Standard"/>
      <text:p text:style-name="Standard">C’est une très bonne remarque. Nous avons des réseaux sociaux, nous avons un site internet sur lesquels on communique sur le sujet. Nous on le fait. Les pouvoirs publics le font sur leurs réseaux sociaux et leur site internet. Sauf que tout un chacun ne prend pas forcement la peine d’aller voir sur le site de la mairie de Paris par exemple pour regarder si la vignette crit'air doit être appliquée. Si en plus, je ne sais pas si vous avez vu, dernièrement <text:s/>il y a un règlement qui est sorti il y a peu de <text:soft-page-break/>temps incriminant, enfin donnant une peine de 68€ à celui qui contreviendrait à la présence de sa vignette crit’air sur le pare-brise. Donc tout ça, il faut bien savoir que tout le monde n’a pas le même niveau d’information. Huuum, pour plusieurs facteurs hein, une multitude de facteurs qu’on ne peut pas énumérer ici, on a pas le temps. On parle quand même d’une discrimination parce que nous sommes attachés à une égalité entre les usagers de la route. Et même plus globalement, on est en France, Liberté Egalité Fraternité donc il ne faut pas oublier ça. Euh, et la il s’agit d’une mesure discriminatoire contre les conducteurs de véhicule tout simplement. Donc le niveau d’information à notre sens, hum, il n’est pas assez intense et étendu.</text:p>
      <text:p text:style-name="Standard"/>
      <text:p text:style-name="Standard">*** on pourrait faire quoi de plus ? *** </text:p>
      <text:p text:style-name="Standard"/>
      <text:p text:style-name="Standard">Nous le faisons, nous sommes une association, on ne dispose pas de l’appareil de communication du ministère de l’environnement par exemple, ou de la mairie de paris ou du département, que sais-je. Nous sommes une petite association, vous avez vu [il montre les locaux autour].</text:p>
      <text:p text:style-name="Standard"/>
      <text:p text:style-name="Standard">*** des critères plus objectifs, qu’est ce que vous proposez ?*** 21’</text:p>
      <text:p text:style-name="Standard"/>
      <text:p text:style-name="Standard">Alors, déjà, arrêter de toucher au seuil de pollution. Il faut être cohérent, on parle d’un seuil X d’il y a quelques années et aujourd’hui il a encore baissé. On est d’accord pour lutter contre la pollution, c’est pas le problème, le sujet n’est pas là. On est des gens responsables [construction de la pensée]. Première chose, c’est celle là. Seconde chose, travailler avec toutes les parties prenantes, si vous ne travaillez pas avec tous les acteurs, que ce soit associatif, toute personne enclin à venir travailler dans ce cadre devrait pouvoir donner son avis, proposer une démarche constructive dans un échange global de, [organisation de sa pensée] dans le but de construire un projet commun. Là ce sont quand même des mesures qui sont prises de la part des collectivités locales, sans concertation, ou très peu.</text:p>
      <text:p text:style-name="Standard">Interrompu : la réforme du contrôle technique. Oui j’allais y venir, the last but not least.</text:p>
      <text:p text:style-name="Standard"/>
      <text:p text:style-name="Standard">Effectivement, on prône la reforme du contrôle technique, mais qui ne va pas forcement dans le sens de celle qui va venir prochainement. Nous ne travaillons pas avec le lobby du contrôle technique qui est tres puissant, notamment en Allemagne. Nous ça ne nous regarde pas, nous sommes totalement indépendant, aussi bien des pouvoirs publics que vis à vis des entreprises. On est vraiment indépendant et c’est quelque chose auquel on tient particulièrement. On prône une réforme du contrôle technique en essayant d’intégrer dans ce contrôle technique le système de retroussage à particules par exemple dont on parlait mais aussi tout outil qui permettrait au véhicule incriminé par le dispositif crit’air à sortir blanchi, ou du moins moins sali en tout cas de cette mesure crit’air. Voilà. Est-ce que tu veux rajouter quelque chose ?</text:p>
      <text:p text:style-name="Standard"/>
      <text:p text:style-name="Standard">Oui, enfin on l’a dit tout à l’heure mais du coup comme le contrôle technique à travers les reformes évoquées tout à l’heure il va y avoir notamment le contrôle des cinq gaz par exemple en 2019. L’idée c’est qu’effectivement l’ensemble des émissions de polluants des véhicules soient mesurées et qu’à partir de ce moment là on puisse déterminer la couleur de la vignette. Donc vraiment un effet pratique et non plus théorique au sens où aujourd’hui vous mettez la date et la motorisation du véhicule et bim on vous donne la couleur. Donc là on verrait vraiment l’empreinte écologique d’un véhicule et ça permettrait de déterminer sur l’échelle des couleurs et non plus que sur une base de véhicule et de date d’immatriculation. Et ça permettrait notamment d’encourager les personnes à bien entretenir leur véhicule puisque qui dit entretient bien son véhicule dit encrasse moins son moteur et du coup évidemment moins de pollution. Ca rentre aussi dans une logique qu’on prône qui est l’écoconduite. Ca participe notamment à moins de consommation de carburant donc moins de pollution.</text:p>
      <text:p text:style-name="Standard">** je me permet de reformuler : vous souhaitez remplacer les critères actuels par des critères techniques, scientifiques. **</text:p>
      <text:p text:style-name="Standard"><text:soft-page-break/>Exactement, ça permettrait une plus grande équité [interrompu : égalité] entre les conducteurs et surtout encourager ceux qui entretiennent leur véhicule et qui prennent soin de leur véhicule à le faire, au détriment de, enfin au dépend de ceux qui font un peu n’importe quoi et voilà ! Parce qu’encore une fois, comme tu le répétais tout à l’heure, nos valeurs c’est la responsabilité et on a une charte des conducteurs qui évoque l’idée de prendre soin de son véhicule et de bien l’entretenir. Tout ça ça rentre dans l’idée de un moteur bien entretenu s’encrassera d’une part moins vite et de deux sera forcement moins émetteur de pollution. Donc l’idée d’un contrôle technique qui pourrait permettre de mesurer l’impact réel du véhicule et donc de donner la couleur de la vignette en fonction du contrôle technique serait selon nous beaucoup plus pragmatique et égalitaire entre les conducteurs ; plutôt que ce qui est prévu actuellement par les critères en place.</text:p>
      <text:p text:style-name="Standard"/>
      <text:p text:style-name="Standard">*** dernière question, pollution urbaine ***</text:p>
      <text:p text:style-name="Standard"/>
      <text:p text:style-name="Standard">Là par contre on va avoir du mal à vous répondre, l’objet de l’association est vraiment centrée sur les voitures. On appelle ça un combat, c’est un langage propre à l’association. On parle exclusivement de conducteurs , la pollution globale vous imaginez bien que c’est un travail d’ingénieur pour le coup [rires] donc vous imaginez qu’on ne serait pas pertinents, pas légitimes à parler de la pollution provenant d’autres sources. On peut en parler pour étayer notre propos mais on ne peut pas creuser, on pourrait mais c’est pas notre.. c’est pas l’objet de notre ADN, c’est pas ce que l’on fait.</text:p>
      <text:p text:style-name="Standard"/>
      <text:p text:style-name="Standard">C’est pour ça justement qu’on essaye de mettre en valeur et qu’on demande aux pouvoirs publics d’encourager les mesures qui potentiellement réduisent l’impact des véhicules. C’est notre champ d’action de réduire l’empreinte écologique des véhicules.</text:p>
      <text:p text:style-name="Standard"/>
      <text:p text:style-name="Standard">*** quels sont les liens que vous avez avec la mairie ***</text:p>
      <text:p text:style-name="Standard"/>
      <text:p text:style-name="Standard">Notre travail c’est de faire des actions de lobbying, on est un groupe de pression, nous avons un réseau de partenaires et sympathisants qui nous aident à faire pression sur les députés, les sénateurs, auprès de certaines communes aussi. Dernièrement nous avons sorti une étude sur les zones 30km/h qui se généralisent.</text:p>
      <text:p text:style-name="Standard"/>
      <text:p text:style-name="Standard">*** il y a un avancement ? ***</text:p>
      <text:p text:style-name="Standard"><text:s/></text:p>
      <text:p text:style-name="Standard">Oui, je ne vais pas tourner autour du pot, je pense qu’à la mairie il y a des gens qui n’ont pas tous le permis de conduire et pas tous une voiture.</text:p>
      <text:p text:style-name="Standard"/>
      <text:p text:style-name="Standard">Tu as raison de parler du 30km/h, pour faire le lien avec la pollution, on nous a bassiné pendant des années en expliquant que le 30km/h allait réduire magiquement le pollution dans les villes. Sauf qu’il y a plusieurs études de plusieurs organismes, comme l’adem ou le site epam, qui sont des organismes publics, qui dépendent donc du ministère de l’écologie, qui montrent bien qu’en roulant à 30 vous polluer plus qu’à 50. C’est simplement que les courbes d’émissions sont en U et donc on pollue plus à 30 qu’a 50. C’est complément l’effet inverse qui se passe, on a raconté un peu n’importe quoi aux gens et donc évidemment si on continue à mettre en place des mesures comme ca ce n’est pas la bonne solution. On s’était positionné sur la fermeture des voies sur berge, il y a un dogmatisme à la mairie de paris comme tu viens de le dire. On a bien vu qu’on a fermé les voies sur berge, qu’est ce qu’il s’est passé ? Il y a eu une augmentation de la pollution à l’échelle du bassin parisien, il y a des bouchons qui dépassent le périphérique. En effet c’est un axe par lequel passe 40,000 véhicules chaque jour, enfin qui l’empruntait. Ces véhicules là il faut bien qu’ils continuent de circuler, que ce soient des artisans ou autres. Donc il y a plus de bouchons ailleurs et donc ça contribue à l’émission de polluant. Encore une fois, c’est pas la meilleure solution. C’est un sujet <text:soft-page-break/>vaste, il y a beaucoup de chose, beaucoup de combat, beaucoup de sujets, on a des victoires et il faut qu’on contin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09:14:37.935481687</meta:creation-date>
    <dc:date>2017-06-05T23:57:54.62</dc:date>
    <meta:editing-duration>PT11M54S</meta:editing-duration>
    <meta:editing-cycles>6</meta:editing-cycles>
    <meta:generator>OpenOffice/4.1.3$Win32 OpenOffice.org_project/413m1$Build-9783</meta:generator>
    <dc:creator>Guillaume Doriot</dc:creator>
    <meta:document-statistic meta:table-count="0" meta:image-count="0" meta:object-count="0" meta:page-count="4" meta:paragraph-count="26" meta:word-count="2144" meta:character-count="12391"/>
  </office:meta>
</office:document-meta>
</file>